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ea59" officeooo:paragraph-rsid="0004ea59"/>
    </style:style>
    <style:style style:name="P2" style:family="paragraph" style:parent-style-name="Standard" style:list-style-name="L1">
      <style:text-properties officeooo:rsid="0004ea59" officeooo:paragraph-rsid="0004ea59"/>
    </style:style>
    <style:style style:name="P3" style:family="paragraph" style:parent-style-name="Standard" style:list-style-name="L2">
      <style:text-properties officeooo:rsid="0004ea59" officeooo:paragraph-rsid="0004ea59"/>
    </style:style>
    <style:style style:name="P4" style:family="paragraph" style:parent-style-name="Standard" style:list-style-name="L3">
      <style:text-properties officeooo:rsid="0004ea59" officeooo:paragraph-rsid="0004ea59"/>
    </style:style>
    <style:style style:name="P5" style:family="paragraph" style:parent-style-name="Standard" style:list-style-name="L1">
      <style:text-properties officeooo:rsid="00066cf3" officeooo:paragraph-rsid="00066cf3"/>
    </style:style>
    <style:style style:name="P6" style:family="paragraph" style:parent-style-name="Standard" style:list-style-name="L4">
      <style:text-properties officeooo:rsid="00066cf3" officeooo:paragraph-rsid="00066cf3"/>
    </style:style>
    <style:style style:name="P7" style:family="paragraph" style:parent-style-name="Standard">
      <style:text-properties officeooo:rsid="00066cf3" officeooo:paragraph-rsid="00066cf3"/>
    </style:style>
    <style:style style:name="P8" style:family="paragraph" style:parent-style-name="Standard" style:list-style-name="L5">
      <style:text-properties officeooo:rsid="0004ea59" officeooo:paragraph-rsid="00066cf3"/>
    </style:style>
    <style:style style:name="P9" style:family="paragraph" style:parent-style-name="Standard" style:list-style-name="L1">
      <style:text-properties officeooo:rsid="0007c798" officeooo:paragraph-rsid="0007c798"/>
    </style:style>
    <style:style style:name="P10" style:family="paragraph" style:parent-style-name="Standard" style:list-style-name="L6">
      <style:text-properties officeooo:rsid="0007f96b" officeooo:paragraph-rsid="0007f96b"/>
    </style:style>
    <style:style style:name="P11" style:family="paragraph" style:parent-style-name="Standard">
      <style:text-properties officeooo:rsid="0004ea59" officeooo:paragraph-rsid="00066cf3"/>
    </style:style>
    <style:style style:name="P12" style:family="paragraph" style:parent-style-name="Standard">
      <style:text-properties fo:font-weight="bold" officeooo:rsid="0009a63c" officeooo:paragraph-rsid="0009a63c" style:font-weight-asian="bold" style:font-weight-complex="bold"/>
    </style:style>
    <style:style style:name="P13" style:family="paragraph" style:parent-style-name="Standard">
      <style:text-properties officeooo:rsid="0009a63c" officeooo:paragraph-rsid="0009a63c"/>
    </style:style>
    <style:style style:name="P14" style:family="paragraph" style:parent-style-name="Standard">
      <style:text-properties fo:font-weight="normal" officeooo:rsid="000a67df" officeooo:paragraph-rsid="000a67df" style:font-weight-asian="normal" style:font-weight-complex="normal"/>
    </style:style>
    <style:style style:name="P15" style:family="paragraph" style:parent-style-name="Standard">
      <style:text-properties fo:font-weight="normal" officeooo:rsid="000d2f03" officeooo:paragraph-rsid="000d2f03" style:font-weight-asian="normal" style:font-weight-complex="normal"/>
    </style:style>
    <style:style style:name="P16" style:family="paragraph" style:parent-style-name="Standard">
      <style:text-properties fo:font-weight="normal" officeooo:rsid="000d781f" officeooo:paragraph-rsid="000d781f" style:font-weight-asian="normal" style:font-weight-complex="normal"/>
    </style:style>
    <style:style style:name="P17" style:family="paragraph" style:parent-style-name="Standard">
      <style:text-properties fo:font-weight="bold" officeooo:rsid="000ea100" officeooo:paragraph-rsid="000ea100" style:font-weight-asian="bold" style:font-weight-complex="bold"/>
    </style:style>
    <style:style style:name="P18" style:family="paragraph" style:parent-style-name="Standard">
      <style:text-properties fo:font-weight="normal" officeooo:rsid="000ea100" officeooo:paragraph-rsid="000ea100" style:font-weight-asian="normal" style:font-weight-complex="normal"/>
    </style:style>
    <style:style style:name="T1" style:family="text">
      <style:text-properties officeooo:rsid="0004ea59"/>
    </style:style>
    <style:style style:name="T2" style:family="text">
      <style:text-properties officeooo:rsid="000a67df"/>
    </style:style>
    <style:style style:name="T3" style:family="text">
      <style:text-properties officeooo:rsid="000ea100"/>
    </style:style>
    <style:style style:name="T4" style:family="text">
      <style:text-properties officeooo:rsid="000d2f0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1:</text:p>
      <text:p text:style-name="P1"><text:tab/>Coding Tasks:</text:p>
      <text:list xml:id="list1951828850" text:style-name="L1">
        <text:list-item>
          <text:p text:style-name="P2">Calculate mean of VOC, PM 2.5, and PM 10.0</text:p>
        </text:list-item>
        <text:list-item>
          <text:p text:style-name="P2">Filter the highest 5 unique locations</text:p>
        </text:list-item>
        <text:list-item>
          <text:p text:style-name="P2">Confirm that the values of VOC, PM 2.5, and PM 10.0 are floats</text:p>
        </text:list-item>
        <text:list-item>
          <text:p text:style-name="P2">Extract mean values and locations</text:p>
        </text:list-item>
        <text:list-item>
          <text:p text:style-name="P2">Repeat for median of VOC, PM 2.5, and PM 10.0</text:p>
        </text:list-item>
      </text:list>
      <text:p text:style-name="P1"><text:tab/>Research Tasks:</text:p>
      <text:list text:style-name="L2">
        <text:list-item>
          <text:p text:style-name="P3">None</text:p>
        </text:list-item>
      </text:list>
      <text:p text:style-name="P1"><text:tab/>Technical Expertise:</text:p>
      <text:list text:style-name="L3">
        <text:list-item>
          <text:p text:style-name="P4"/>
        </text:list-item>
      </text:list>
      <text:p text:style-name="P1"/>
      <text:p text:style-name="P1">Task 2:</text:p>
      <text:p text:style-name="P1"><text:tab/>Coding Tasks:</text:p>
      <text:list xml:id="list222851770067973" text:continue-list="list1951828850" text:style-name="L1">
        <text:list-item>
          <text:p text:style-name="P2">Sort the VOC, PM 2.5, and PM 10.0 columns by value</text:p>
        </text:list-item>
        <text:list-item>
          <text:p text:style-name="P2">Filter the maximum value for each</text:p>
        </text:list-item>
        <text:list-item>
          <text:p text:style-name="P5">Extract each value, the date and location of each maximum value</text:p>
        </text:list-item>
      </text:list>
      <text:p text:style-name="P1"><text:tab/>Research Tasks:</text:p>
      <text:list text:style-name="L4">
        <text:list-item>
          <text:p text:style-name="P6">Using the extracted dates and locations, find what was happening there on those days</text:p>
          <text:list>
            <text:list-item>
              <text:p text:style-name="P6">Weather or Climate?</text:p>
            </text:list-item>
            <text:list-item>
              <text:p text:style-name="P6">High industry emissions?</text:p>
            </text:list-item>
            <text:list-item>
              <text:p text:style-name="P6">Fire or other natural disaster?</text:p>
            </text:list-item>
          </text:list>
        </text:list-item>
      </text:list>
      <text:p text:style-name="P7"><text:tab/><text:span text:style-name="T1">Technical Expertise:</text:span></text:p>
      <text:list text:style-name="L5">
        <text:list-item>
          <text:p text:style-name="P8"/>
        </text:list-item>
      </text:list>
      <text:p text:style-name="P1"/>
      <text:p text:style-name="P1">Task 3:</text:p>
      <text:p text:style-name="P1"><text:tab/>Coding Tasks:</text:p>
      <text:list text:continue-list="list222851770067973" text:style-name="L1">
        <text:list-item>
          <text:p text:style-name="P9">Sort data by humidity levels</text:p>
        </text:list-item>
        <text:list-item>
          <text:p text:style-name="P9">Group humidity into low humidity, high humidity, and very high humidity</text:p>
        </text:list-item>
        <text:list-item>
          <text:p text:style-name="P9">Calculate mean VOC, PM 2.5, and PM 10.0 for each humidity level</text:p>
        </text:list-item>
        <text:list-item>
          <text:p text:style-name="P9">Extract or plot the humidity levels against VOC, PM 2.5, and PM 10.0</text:p>
        </text:list-item>
        <text:list-item>
          <text:p text:style-name="P9">Sort data by temperature</text:p>
        </text:list-item>
        <text:list-item>
          <text:p text:style-name="P9">Group temperature into below freezing, cool, warm, and hot categories</text:p>
        </text:list-item>
        <text:list-item>
          <text:p text:style-name="P9">Calculate mean VOC, PM 2.5, and PM 10.0 for each temperature group</text:p>
        </text:list-item>
        <text:list-item>
          <text:p text:style-name="P9">Extract or plot the temperature levels against VOC, PM 2.5, and PM 10.0</text:p>
        </text:list-item>
      </text:list>
      <text:p text:style-name="P1"><text:tab/>Research Tasks:</text:p>
      <text:list text:style-name="L6">
        <text:list-item>
          <text:p text:style-name="P10">None</text:p>
        </text:list-item>
      </text:list>
      <text:p text:style-name="P7"><text:tab/><text:span text:style-name="T1">Technical Expertise:</text:span></text:p>
      <text:p text:style-name="P11"/>
      <text:p text:style-name="P11"/>
      <text:p text:style-name="P12">Scope of Work</text:p>
      <text:p text:style-name="P13"/>
      <text:p text:style-name="P12">High Pollutant Locations</text:p>
      <text:p text:style-name="P13">Air pollutants data will be extracted from the AirPurple monitors, organized in an Excel spreadsheet and processed <text:span text:style-name="T2">with DataFrames </text:span>using Python. Specifically we will look at which locations in Nebraska have the highest levels of VOC, PM 2.5, and PM 10.0. The data with be cleaned into tables with the 5 highest mean and mode of each pollutant and the associated location. <text:span text:style-name="T2">These tables and </text:span><text:span text:style-name="T3">all </text:span><text:span text:style-name="T2">Python code </text:span><text:span text:style-name="T3">throughout the project </text:span><text:span text:style-name="T2">will be provided to the client.</text:span></text:p>
      <text:p text:style-name="P13"><text:soft-page-break/></text:p>
      <text:p text:style-name="P12">Pollutant Heavy Days</text:p>
      <text:p text:style-name="P14">The team will take the DataFrames and sort them by the highest value each type of pollutant. <text:s/>Taking the maximum measurement from each pollutant, we will look at when and where they happened. <text:span text:style-name="T4">Using those dates and locations we will look at outs</text:span>ide factors <text:span text:style-name="T4">that </text:span>could have contributed to the low air quality. <text:span text:style-name="T4">Specifically looking for things</text:span> such as weather, industry emissions, or natural disasters. <text:span text:style-name="T3">A report will be made with each date/ location with potential causes for increased pollutants.</text:span></text:p>
      <text:p text:style-name="P12"/>
      <text:p text:style-name="P12">Humidity and Temperature on Air Quality</text:p>
      <text:p text:style-name="P15">The AirPurple readings will be organized by humidity and categorized into either low, high, or very high humidity. Then we will calculate the mean pollutant level for each category as well as plot the pollutant levels against the humidity to look for any relationship. The same thing will be done for temperature, diving it into below freezing, cool, warm, and hot. <text:span text:style-name="T3">Our team will provide these graphs as well as an interpretation. </text:span></text:p>
      <text:p text:style-name="P12"/>
      <text:p text:style-name="P12">AQI Health Risks Across Nebraska</text:p>
      <text:p text:style-name="P16">The EPA’s AQI rating system will be used to determine when air quality is hazardous and who’s primarily effected. PM 2.5 and PM 10.0 readings will be filtered to only include readings beyond the “Unhealthy” threshold. With these readings the dates and locations will be studied to look for potential outside factors. <text:span text:style-name="T3">Similarly to the pollutant heavy days, a report will be constructed with all the dates and locations with potential causes for elevated PM 2.5 and PM 10.0 levels.</text:span></text:p>
      <text:p text:style-name="P16"/>
      <text:p text:style-name="P17">Deliverables:</text:p>
      <text:p text:style-name="P18">Raw data files</text:p>
      <text:p text:style-name="P18">Python scripts</text:p>
      <text:p text:style-name="P18">GitHub link with project data (python code, CSV data, README)</text:p>
      <text:p text:style-name="P18">SOW</text:p>
      <text:p text:style-name="P18">ACD</text:p>
      <text:p text:style-name="P18">Final Re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3T09:55:18.802845200</meta:creation-date>
    <dc:date>2026-01-29T22:23:30.085447400</dc:date>
    <meta:editing-duration>P1DT32M39S</meta:editing-duration>
    <meta:editing-cycles>7</meta:editing-cycles>
    <meta:generator>LibreOffice/25.8.3.2$Windows_X86_64 LibreOffice_project/8ca8d55c161d602844f5428fa4b58097424e324e</meta:generator>
    <meta:document-statistic meta:table-count="0" meta:image-count="0" meta:object-count="0" meta:page-count="2" meta:paragraph-count="52" meta:word-count="575" meta:character-count="3299" meta:non-whitespace-character-count="2787"/>
  </office:meta>
</office:document-meta>
</file>